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965cm" table:align="left"/>
    </style:style>
    <style:style style:name="Таблица1.A" style:family="table-column">
      <style:table-column-properties style:column-width="9.34cm"/>
    </style:style>
    <style:style style:name="Таблица1.B" style:family="table-column">
      <style:table-column-properties style:column-width="8.625cm"/>
    </style:style>
    <style:style style:name="Таблица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Таблица1.B1" style:family="table-cell">
      <style:table-cell-properties style:vertical-align="middle" fo:padding="0.097cm" fo:border="0.002cm solid #ffffff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size-complex="12pt"/>
    </style:style>
    <style:style style:name="P3" style:family="paragraph" style:parent-style-name="Standard">
      <style:paragraph-properties fo:line-height="150%"/>
      <style:text-properties fo:color="#000000" style:font-name="Arial" fo:font-size="11pt" style:font-size-asian="11pt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line-height="150%" fo:text-align="end" style:justify-single-word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Arial" fo:font-size="8pt" style:font-size-asian="8pt" style:font-size-complex="8pt"/>
    </style:style>
    <style:style style:name="P11" style:family="paragraph" style:parent-style-name="Table_20_Contents"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line-height="150%"/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00%"/>
      <style:text-properties fo:color="#000000" style:font-name="Arial" fo:font-size="11pt" style:font-size-asian="9.60000038146973pt" style:font-size-complex="11pt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8pt" style:font-size-asian="7pt" style:font-size-complex="8pt"/>
    </style:style>
    <style:style style:name="P16" style:family="paragraph" style:parent-style-name="Table_20_Contents">
      <style:paragraph-properties fo:line-height="150%"/>
      <style:text-properties fo:color="#000000" style:font-name="Arial" fo:font-size="8pt" style:font-size-asian="8pt" style:font-size-complex="8pt"/>
    </style:style>
    <style:style style:name="T1" style:family="text">
      <style:text-properties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style:text-line-through-style="none" style:font-name="Arial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6">[наименование органа местного самоуправления, осуществляющего управление с сфере образования]</text:p>
            <text:p text:style-name="P12">_______________________________________</text:p>
            <text:p text:style-name="P12">_______________________________________</text:p>
            <text:p text:style-name="P13">_______________________________________</text:p>
            <text:p text:style-name="P15"/>
            <text:p text:style-name="P14"/>
            <text:p text:style-name="P12"/>
          </table:table-cell>
        </table:table-row>
      </table:table>
      <text:p text:style-name="P1"/>
      <text:p text:style-name="P8"/>
      <text:p text:style-name="P8">ПУТЕВКА № ___</text:p>
      <text:p text:style-name="P9">для зачисления в дошкольное образовательное учреждение</text:p>
      <text:p text:style-name="P7"><text:span text:style-name="T1"/></text:p>
      <text:p text:style-name="P4">Комиссия __________________________________________________________________________</text:p>
      <text:p text:style-name="P10">наименование муниципалитета </text:p>
      <text:p text:style-name="P4">по комплектованию муниципальных дошкольных образовательных учреждений направляет в</text:p>
      <text:p text:style-name="P4">___________________________________________________________________________________</text:p>
      <text:p text:style-name="P10">наименование учреждения</text:p>
      <text:p text:style-name="P4">расположенного по адресу:____________________________________________________________</text:p>
      <text:p text:style-name="P4">Фамилия, имя, отчество ребенка:_______________________________________________________</text:p>
      <text:p text:style-name="P4">Дата рождения: <text:span text:style-name="T3">«___»______________г. <text:s text:c="4"/></text:span></text:p>
      <text:p text:style-name="P4">Домашний адрес: ____________________________________________________________________</text:p>
      <text:p text:style-name="P4"><text:s/></text:p>
      <text:p text:style-name="P4"/>
      <text:p text:style-name="P6">Путевка должна быть представлена в детский сад в течение ____ дней со дня ее выдачи.</text:p>
      <text:p text:style-name="P3"><text:span text:style-name="T2"/></text:p>
      <text:p text:style-name="P3"><text:span text:style-name="T2">Путевка выдана «___» _______ 20___г. <text:s text:c="23"/>___________________/ _________________</text:span></text:p>
      <text:p text:style-name="P5"><text:s/><text:span text:style-name="T4">подпись сотрудника, выдавшего путевку, <text:s/>расшифровка</text:span></text:p>
      <text:p text:style-name="P4"><text:s text:c="109"/>М.П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tem User</meta:initial-creator>
    <meta:creation-date>2012-09-04T14:50:14</meta:creation-date>
    <dc:date>2012-09-04T15:19:24</dc:date>
    <dc:creator>System User</dc:creator>
    <meta:editing-duration>PT00H14M00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1" meta:paragraph-count="20" meta:word-count="77" meta:character-count="1220"/>
  </office:meta>
</office:document-meta>
</file>